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fo:font-weight="normal" officeooo:rsid="00100648" officeooo:paragraph-rsid="00100648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weight="normal" officeooo:rsid="0011844f" officeooo:paragraph-rsid="0011844f" style:font-weight-asian="normal" style:font-weight-complex="normal"/>
    </style:style>
    <style:style style:name="P3" style:family="paragraph" style:parent-style-name="Standard">
      <style:paragraph-properties fo:line-height="115%"/>
      <style:text-properties fo:font-weight="normal" officeooo:rsid="001215a7" officeooo:paragraph-rsid="0025dcd2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weight="bold" officeooo:rsid="00103ed4" officeooo:paragraph-rsid="001215a7" style:font-weight-asian="bold" style:font-weight-complex="bold"/>
    </style:style>
    <style:style style:name="P5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100648" officeooo:paragraph-rsid="00100648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103ed4" officeooo:paragraph-rsid="0011844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1215a7" officeooo:paragraph-rsid="001215a7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text-underline-style="none" fo:font-weight="bold" officeooo:rsid="002b35e1" officeooo:paragraph-rsid="002b35e1" style:font-size-asian="13.3500003814697pt" style:font-weight-asian="bold" style:font-size-complex="15.25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1pt" style:text-underline-style="none" fo:font-weight="bold" officeooo:rsid="002b35e1" officeooo:paragraph-rsid="002b35e1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15%"/>
      <style:text-properties fo:font-weight="normal" officeooo:rsid="00100648" officeooo:paragraph-rsid="0010064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487b" style:font-weight-asian="normal" style:font-weight-complex="normal"/>
    </style:style>
    <style:style style:name="T3" style:family="text">
      <style:text-properties fo:font-weight="normal" officeooo:rsid="0011844f" style:font-weight-asian="normal" style:font-weight-complex="normal"/>
    </style:style>
    <style:style style:name="T4" style:family="text">
      <style:text-properties fo:font-weight="normal" officeooo:rsid="001215a7" style:font-weight-asian="normal" style:font-weight-complex="normal"/>
    </style:style>
    <style:style style:name="T5" style:family="text">
      <style:text-properties fo:font-weight="normal" officeooo:rsid="001998a1" style:font-weight-asian="normal" style:font-weight-complex="normal"/>
    </style:style>
    <style:style style:name="T6" style:family="text">
      <style:text-properties fo:font-weight="normal" officeooo:rsid="001b50a9" style:font-weight-asian="normal" style:font-weight-complex="normal"/>
    </style:style>
    <style:style style:name="T7" style:family="text">
      <style:text-properties fo:font-weight="normal" officeooo:rsid="001ba78d" style:font-weight-asian="normal" style:font-weight-complex="normal"/>
    </style:style>
    <style:style style:name="T8" style:family="text">
      <style:text-properties fo:font-weight="normal" officeooo:rsid="001f32ad" style:font-weight-asian="normal" style:font-weight-complex="normal"/>
    </style:style>
    <style:style style:name="T9" style:family="text">
      <style:text-properties fo:font-weight="normal" officeooo:rsid="002c80dd" style:font-weight-asian="normal" style:font-weight-complex="normal"/>
    </style:style>
    <style:style style:name="T10" style:family="text">
      <style:text-properties officeooo:rsid="00103ed4"/>
    </style:style>
    <style:style style:name="T11" style:family="text">
      <style:text-properties officeooo:rsid="0015d282"/>
    </style:style>
    <style:style style:name="T12" style:family="text">
      <style:text-properties officeooo:rsid="0017dd77"/>
    </style:style>
    <style:style style:name="T13" style:family="text">
      <style:text-properties officeooo:rsid="00212b6a"/>
    </style:style>
    <style:style style:name="T14" style:family="text">
      <style:text-properties officeooo:rsid="0025dcd2"/>
    </style:style>
    <style:style style:name="T15" style:family="text">
      <style:text-properties officeooo:rsid="0029bfa3"/>
    </style:style>
    <style:style style:name="T16" style:family="text">
      <style:text-properties fo:font-style="italic" fo:font-weight="normal" officeooo:rsid="002c80dd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80d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c9a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cd55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d5e12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am GR Contract</text:p>
      <text:p text:style-name="P9"/>
      <text:p text:style-name="P5">General Info</text:p>
      <text:list text:style-name="L1">
        <text:list-item>
          <text:p text:style-name="P10">Team Name: GR</text:p>
        </text:list-item>
        <text:list-item>
          <text:p text:style-name="P10">Team Member: Gabriel Rod<text:span text:style-name="T10">ri</text:span>guez-Padilla (<text:a xlink:type="simple" xlink:href="mailto:rodrigg2@mail.uc.edu" text:style-name="Internet_20_link" text:visited-style-name="Visited_20_Internet_20_Link">rodrigg2@mail.uc.edu</text:a>)</text:p>
        </text:list-item>
        <text:list-item>
          <text:p text:style-name="P10">External Advisor: Brian Bailey (<text:a xlink:type="simple" xlink:href="mailto:baileybp4@gmail.com" text:style-name="Internet_20_link" text:visited-style-name="Visited_20_Internet_20_Link">baileybp4@gmail.com</text:a>)</text:p>
        </text:list-item>
      </text:list>
      <text:p text:style-name="P1"/>
      <text:p text:style-name="P6">Proposed Meeting Schedule</text:p>
      <text:p text:style-name="P4"><text:span text:style-name="T1"><text:tab/></text:span><text:span text:style-name="T9">Communication with my external advisor will happen on an </text:span><text:span text:style-name="T16">as needed</text:span><text:span text:style-name="T18"> basis via email. </text:span><text:span text:style-name="T19">However</text:span><text:span text:style-name="T18">, bi-weekly updates will be sent whenever possible. If discussing a given topic via email would prove to be difficult, then I will schedule a call via Google Meet. This would allow both of </text:span><text:span text:style-name="T20">us to </text:span><text:span text:style-name="T21">see </text:span><text:span text:style-name="T18">each other’s screens for showing or visualizing items related to the topic at hand.</text:span></text:p>
      <text:p text:style-name="P2"/>
      <text:p text:style-name="P7">Project Focus</text:p>
      <text:p text:style-name="P3"><text:tab/><text:span text:style-name="T11">To stay within the realm of IoT analytics, the project’s focus </text:span>would <text:span text:style-name="T11">revolve around </text:span>build<text:span text:style-name="T11">ing </text:span>a data pipeline from the ground up. <text:span text:style-name="T14">For example</text:span><text:span text:style-name="T11">, key atmospheric data metrics could be recorded </text:span><text:span text:style-name="T14">in a building </text:span><text:span text:style-name="T13">experiencing</text:span><text:span text:style-name="T11"> ventilation issues. Metrics such as temperature, humidity, airflow, would be collected by IoT devices. From there the collected data would be sent to a server for processing and viewing. Such a project would allow me to use all of the skills I </text:span><text:span text:style-name="T12">have</text:span><text:span text:style-name="T11"> learned from my co-ops and internships thus far. </text:span><text:span text:style-name="T15">This project would also allow me to demonstrate how creating a date pipeline in-house can be done quickly, affordably, and with extensibility in min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8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20:41:24.942000000</meta:creation-date>
    <dc:date>2023-11-26T23:06:09.309000000</dc:date>
    <meta:editing-duration>PT2H13M28S</meta:editing-duration>
    <meta:editing-cycles>30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9" meta:word-count="201" meta:character-count="1234" meta:non-whitespace-character-count="1043"/>
  </office:meta>
</office:document-meta>
</file>